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c00" officeooo:paragraph-rsid="001a6c00"/>
    </style:style>
    <style:style style:name="P2" style:family="paragraph" style:parent-style-name="Standard">
      <style:text-properties fo:font-weight="bold" officeooo:rsid="001a6c00" officeooo:paragraph-rsid="001a6c00" style:font-weight-asian="bold" style:font-weight-complex="bold"/>
    </style:style>
    <style:style style:name="P3" style:family="paragraph" style:parent-style-name="Standard">
      <style:text-properties fo:color="#000000" loext:opacity="100%" style:font-name="Consolas" fo:font-size="10.5pt" fo:font-weight="normal" officeooo:rsid="001a6c00" officeooo:paragraph-rsid="001a6c00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text-properties fo:color="#000000" loext:opacity="100%" style:font-name="Consolas" fo:font-size="10.5pt" fo:font-weight="normal" officeooo:rsid="001a6c00" officeooo:paragraph-rsid="001a6c00" fo:background-color="transparent" style:font-weight-asian="bold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000000" loext:opacity="100%" style:font-name="Consolas" fo:font-size="10.5pt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</text:p>
      <text:p text:style-name="P1"/>
      <text:p text:style-name="P2">===MCD.h===</text:p>
      <text:p text:style-name="P1"/>
      <text:p text:style-name="P3">#pragma once</text:p>
      <text:p text:style-name="P4"/>
      <text:p text:style-name="P5">#include &lt;iostream&gt;</text:p>
      <text:p text:style-name="P5">#include &lt;locale.h&gt;</text:p>
      <text:p text:style-name="P4"/>
      <text:p text:style-name="P5">using namespace std;</text:p>
      <text:p text:style-name="P4"/>
      <text:p text:style-name="P5">template &lt;typename T&gt;</text:p>
      <text:p text:style-name="P5">class MCD {</text:p>
      <text:p text:style-name="P6">    <text:span text:style-name="T1">private:</text:span><text:span text:style-name="T1"> </text:span></text:p>
      <text:p text:style-name="P6">        <text:span text:style-name="T1">T num1;</text:span></text:p>
      <text:p text:style-name="P6">        <text:span text:style-name="T1">T num2;</text:span></text:p>
      <text:p text:style-name="P6">    <text:span text:style-name="T1">public:</text:span></text:p>
      <text:p text:style-name="P6">        <text:span text:style-name="T1">MCD</text:span><text:span text:style-name="T1">(</text:span><text:span text:style-name="T1">T</text:span><text:span text:style-name="T1"> </text:span><text:span text:style-name="T1">n1</text:span><text:span text:style-name="T1">, </text:span><text:span text:style-name="T1">T</text:span><text:span text:style-name="T1"> </text:span><text:span text:style-name="T1">n2</text:span><text:span text:style-name="T1">): </text:span><text:span text:style-name="T1">num1</text:span><text:span text:style-name="T1">(n1), </text:span><text:span text:style-name="T1">num2</text:span><text:span text:style-name="T1">(n2) {}</text:span></text:p>
      <text:p text:style-name="P4"/>
      <text:p text:style-name="P6">        <text:span text:style-name="T1">T</text:span><text:span text:style-name="T1"> </text:span><text:span text:style-name="T1">calculoMCD</text:span><text:span text:style-name="T1">(</text:span><text:span text:style-name="T1">const</text:span><text:span text:style-name="T1"> </text:span><text:span text:style-name="T1">T&amp;</text:span><text:span text:style-name="T1"> </text:span><text:span text:style-name="T1">num1</text:span><text:span text:style-name="T1">,</text:span><text:span text:style-name="T1">const</text:span><text:span text:style-name="T1"> </text:span><text:span text:style-name="T1">T&amp;</text:span><text:span text:style-name="T1"> </text:span><text:span text:style-name="T1">num2</text:span><text:span text:style-name="T1">);</text:span></text:p>
      <text:p text:style-name="P5">};</text:p>
      <text:p text:style-name="P4"/>
      <text:p text:style-name="P6"><text:span text:style-name="T1">#include "MCD.tpp"</text:span></text:p>
      <text:p text:style-name="P1"/>
      <text:p text:style-name="P2">===MCD.tpp===</text:p>
      <text:p text:style-name="P1"/>
      <text:p text:style-name="P3">#include "MCD.h"</text:p>
      <text:p text:style-name="P5">#include &lt;iostream&gt;</text:p>
      <text:p text:style-name="P5">#include &lt;locale.h&gt;</text:p>
      <text:p text:style-name="P5">#include &lt;stdexcept&gt;</text:p>
      <text:p text:style-name="P4"/>
      <text:p text:style-name="P5">template &lt;typename T&gt;</text:p>
      <text:p text:style-name="P5">T MCD&lt;T&gt;::calculoMCD(const T &amp;num1, const T &amp;num2)</text:p>
      <text:p text:style-name="P5">{</text:p>
      <text:p text:style-name="P6">    <text:span text:style-name="T1">if</text:span><text:span text:style-name="T1"> (num1 </text:span><text:span text:style-name="T1">&lt;</text:span><text:span text:style-name="T1"> </text:span><text:span text:style-name="T1">0</text:span><text:span text:style-name="T1"> </text:span><text:span text:style-name="T1">||</text:span><text:span text:style-name="T1"> num2 </text:span><text:span text:style-name="T1">&lt;</text:span><text:span text:style-name="T1"> </text:span><text:span text:style-name="T1">0</text:span><text:span text:style-name="T1">)</text:span></text:p>
      <text:p text:style-name="P6">    <text:span text:style-name="T1">{</text:span></text:p>
      <text:p text:style-name="P6">        <text:span text:style-name="T1">throw</text:span><text:span text:style-name="T1"> </text:span><text:span text:style-name="T1">std</text:span><text:span text:style-name="T1">::</text:span><text:span text:style-name="T1">invalid_argument</text:span><text:span text:style-name="T1">(</text:span><text:span text:style-name="T1">"Los números no pueden ser negativos."</text:span><text:span text:style-name="T1">);</text:span></text:p>
      <text:p text:style-name="P6">    <text:span text:style-name="T1">}</text:span></text:p>
      <text:p text:style-name="P6">    <text:span text:style-name="T1">cout </text:span><text:span text:style-name="T1">&lt;&lt;</text:span><text:span text:style-name="T1"> </text:span><text:span text:style-name="T1">"MCD("</text:span><text:span text:style-name="T1"> </text:span><text:span text:style-name="T1">&lt;&lt;</text:span><text:span text:style-name="T1"> num1 </text:span><text:span text:style-name="T1">&lt;&lt;</text:span><text:span text:style-name="T1"> </text:span><text:span text:style-name="T1">", "</text:span><text:span text:style-name="T1"> </text:span><text:span text:style-name="T1">&lt;&lt;</text:span><text:span text:style-name="T1"> num2 </text:span><text:span text:style-name="T1">&lt;&lt;</text:span><text:span text:style-name="T1"> </text:span><text:span text:style-name="T1">")"</text:span><text:span text:style-name="T1"> </text:span><text:span text:style-name="T1">&lt;&lt;</text:span><text:span text:style-name="T1"> endl;</text:span></text:p>
      <text:p text:style-name="P6">    <text:span text:style-name="T1">if</text:span><text:span text:style-name="T1"> (num2 </text:span><text:span text:style-name="T1">==</text:span><text:span text:style-name="T1"> </text:span><text:span text:style-name="T1">0</text:span><text:span text:style-name="T1">)</text:span><text:span text:style-name="T1"> //Caso base: Se basa en la propiedad matemática: MCD(a, 0) = a</text:span></text:p>
      <text:p text:style-name="P6">    <text:span text:style-name="T1">{</text:span></text:p>
      <text:p text:style-name="P6">        <text:span text:style-name="T1">return</text:span><text:span text:style-name="T1"> num1;</text:span></text:p>
      <text:p text:style-name="P6">    <text:span text:style-name="T1">}</text:span></text:p>
      <text:p text:style-name="P6">    <text:span text:style-name="T1">return</text:span><text:span text:style-name="T1"> </text:span><text:span text:style-name="T1">calculoMCD</text:span><text:span text:style-name="T1">(num2, num1 </text:span><text:span text:style-name="T1">%</text:span><text:span text:style-name="T1"> num2);</text:span><text:span text:style-name="T1"> //Caso recursivo</text:span></text:p>
      <text:p text:style-name="P5">}</text:p>
      <text:p text:style-name="P4"/>
      <text:p text:style-name="P5">/* ¿CUÁNDO ESTO SERÍA INFINITO?</text:p>
      <text:p text:style-name="P5">La recursión se volvería infinita si si se usa 'numero + 1' en lugar de 'numero - 1'</text:p>
      <text:p text:style-name="P5">, o si se omiten los casos base (numero == 0 o numero == 1),lo que provocaría un desbordamiento de pila. </text:p>
      <text:p text:style-name="P5"><text:soft-page-break/>También puede suceder si se permite que 'numero' sea negativo.</text:p>
      <text:p text:style-name="P4"/>
      <text:p text:style-name="P5">¿Por qué es una solución natural?</text:p>
      <text:p text:style-name="P5">La definición matemática del factorial es recursiva:</text:p>
      <text:p text:style-name="P5">n! = n × (n - 1)!</text:p>
      <text:p text:style-name="P5">Por eso, la solución recursiva es natural y refleja directamente la fórmula.</text:p>
      <text:p text:style-name="P5">Aunque una versión iterativa puede ser más eficiente, la recursiva es útil para entender el proceso paso a paso.</text:p>
      <text:p text:style-name="P7"><text:span text:style-name="T2">*/</text:span></text:p>
      <text:p text:style-name="P1"/>
      <text:p text:style-name="P2">===main.cpp===</text:p>
      <text:p text:style-name="P2"/>
      <text:p text:style-name="P8">#include "MCD.h"</text:p>
      <text:p text:style-name="P5">#include &lt;iostream&gt;</text:p>
      <text:p text:style-name="P5">#include &lt;locale.h&gt;</text:p>
      <text:p text:style-name="P5">#include &lt;stdexcept&gt;</text:p>
      <text:p text:style-name="P4"/>
      <text:p text:style-name="P5">using namespace std;</text:p>
      <text:p text:style-name="P4"/>
      <text:p text:style-name="P5">int main(){</text:p>
      <text:p text:style-name="P6">    <text:span text:style-name="T1">typedef</text:span><text:span text:style-name="T1"> </text:span><text:span text:style-name="T1">int</text:span><text:span text:style-name="T1"> numeros;</text:span></text:p>
      <text:p text:style-name="P6">    <text:span text:style-name="T1">setlocale</text:span><text:span text:style-name="T1">(LC_ALL, </text:span><text:span text:style-name="T1">"es_ES.UTF-8"</text:span><text:span text:style-name="T1">);</text:span></text:p>
      <text:p text:style-name="P4"/>
      <text:p text:style-name="P6">    <text:span text:style-name="T1">numeros n1, n2;</text:span></text:p>
      <text:p text:style-name="P6">    <text:span text:style-name="T1">cout </text:span><text:span text:style-name="T1">&lt;&lt;</text:span><text:span text:style-name="T1"> </text:span><text:span text:style-name="T1">"Ingrese el primer número: "</text:span><text:span text:style-name="T1">;</text:span></text:p>
      <text:p text:style-name="P6">    <text:span text:style-name="T1">cin </text:span><text:span text:style-name="T1">&gt;&gt;</text:span><text:span text:style-name="T1"> n1;</text:span></text:p>
      <text:p text:style-name="P6">    <text:span text:style-name="T1">cout </text:span><text:span text:style-name="T1">&lt;&lt;</text:span><text:span text:style-name="T1"> </text:span><text:span text:style-name="T1">"Ingrese el segundo número: "</text:span><text:span text:style-name="T1">;</text:span></text:p>
      <text:p text:style-name="P6">    <text:span text:style-name="T1">cin </text:span><text:span text:style-name="T1">&gt;&gt;</text:span><text:span text:style-name="T1"> n2;</text:span></text:p>
      <text:p text:style-name="P6">    <text:span text:style-name="T1">MCD</text:span><text:span text:style-name="T1">&lt;</text:span><text:span text:style-name="T1">numeros</text:span><text:span text:style-name="T1">&gt;</text:span><text:span text:style-name="T1"> </text:span><text:span text:style-name="T1">mcd</text:span><text:span text:style-name="T1">(n1, n2);</text:span></text:p>
      <text:p text:style-name="P4"/>
      <text:p text:style-name="P6">    <text:span text:style-name="T1">try</text:span><text:span text:style-name="T1"> {</text:span></text:p>
      <text:p text:style-name="P6">        <text:span text:style-name="T1">numeros resultado </text:span><text:span text:style-name="T1">=</text:span><text:span text:style-name="T1"> </text:span><text:span text:style-name="T1">mcd</text:span><text:span text:style-name="T1">.</text:span><text:span text:style-name="T1">calculoMCD</text:span><text:span text:style-name="T1">(n1, n2);</text:span></text:p>
      <text:p text:style-name="P6">        <text:span text:style-name="T1">cout </text:span><text:span text:style-name="T1">&lt;&lt;</text:span><text:span text:style-name="T1"> </text:span><text:span text:style-name="T1">"El MCD de "</text:span><text:span text:style-name="T1"> </text:span><text:span text:style-name="T1">&lt;&lt;</text:span><text:span text:style-name="T1"> n1 </text:span><text:span text:style-name="T1">&lt;&lt;</text:span><text:span text:style-name="T1"> </text:span><text:span text:style-name="T1">" y "</text:span><text:span text:style-name="T1"> </text:span><text:span text:style-name="T1">&lt;&lt;</text:span><text:span text:style-name="T1"> n2 </text:span><text:span text:style-name="T1">&lt;&lt;</text:span><text:span text:style-name="T1"> </text:span><text:span text:style-name="T1">" es: "</text:span><text:span text:style-name="T1"> </text:span><text:span text:style-name="T1">&lt;&lt;</text:span><text:span text:style-name="T1"> resultado </text:span><text:span text:style-name="T1">&lt;&lt;</text:span><text:span text:style-name="T1"> endl;</text:span></text:p>
      <text:p text:style-name="P6">    <text:span text:style-name="T1">} </text:span><text:span text:style-name="T1">catch</text:span><text:span text:style-name="T1"> (</text:span><text:span text:style-name="T1">const</text:span><text:span text:style-name="T1"> invalid_argument </text:span><text:span text:style-name="T1">&amp;</text:span><text:span text:style-name="T1">e) {</text:span></text:p>
      <text:p text:style-name="P6">        <text:span text:style-name="T1">cerr </text:span><text:span text:style-name="T1">&lt;&lt;</text:span><text:span text:style-name="T1"> </text:span><text:span text:style-name="T1">"Error: "</text:span><text:span text:style-name="T1"> </text:span><text:span text:style-name="T1">&lt;&lt;</text:span><text:span text:style-name="T1"> </text:span><text:span text:style-name="T1">e</text:span><text:span text:style-name="T1">.</text:span><text:span text:style-name="T1">what</text:span><text:span text:style-name="T1">() </text:span><text:span text:style-name="T1">&lt;&lt;</text:span><text:span text:style-name="T1"> endl;</text:span></text:p>
      <text:p text:style-name="P6">    <text:span text:style-name="T1">}</text:span></text:p>
      <text:p text:style-name="P4"/>
      <text:p text:style-name="P6">    <text:span text:style-name="T1">return</text:span><text:span text:style-name="T1"> </text:span><text:span text:style-name="T1">0</text:span><text:span text:style-name="T1">;</text:span></text:p>
      <text:p text:style-name="P5">}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11:12.497255700</meta:creation-date>
    <dc:date>2025-10-30T20:18:06.556018200</dc:date>
    <meta:editing-duration>PT6M54S</meta:editing-duration>
    <meta:editing-cycles>1</meta:editing-cycles>
    <meta:document-statistic meta:table-count="0" meta:image-count="0" meta:object-count="0" meta:page-count="2" meta:paragraph-count="68" meta:word-count="317" meta:character-count="1957" meta:non-whitespace-character-count="1546"/>
    <meta:generator>LibreOffice/25.2.6.2$Windows_X86_64 LibreOffice_project/729c5bfe710f5eb71ed3bbde9e06a6065e9c6c5d</meta:generator>
  </office:meta>
</office:document-meta>
</file>